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4ae" officeooo:paragraph-rsid="000ca4ae"/>
    </style:style>
    <style:style style:name="P2" style:family="paragraph" style:parent-style-name="Standard">
      <style:text-properties officeooo:rsid="00095858" officeooo:paragraph-rsid="000ca4ae"/>
    </style:style>
    <style:style style:name="P3" style:family="paragraph" style:parent-style-name="Standard">
      <style:text-properties fo:font-weight="bold" officeooo:rsid="000ca4ae" officeooo:paragraph-rsid="000ca4a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de nuevo, en esta lección donde ya veremos directamente las desigualdades, específicamente veremos las desigualdades lineales, estas son desigualdades de la forma </text:p>
      <text:p text:style-name="P1"><text:tab/><text:tab/><text:tab/>ax+b&gt;c </text:p>
      <text:p text:style-name="P1">con a distinto de 0 </text:p>
      <text:p text:style-name="P1">el símbolo puede ser cualquier símbolo de desigualdad no necesariamente mayor que, puede ser menor que, menor igual o mayor igual. </text:p>
      <text:p text:style-name="P1">Los métodos para resolverlo son básicamente iguales a las ecuaciones solo hay que tomar en cuenta las particularidades que mencione en la lección anterior las repito aquí sin demostrar, </text:p>
      <text:p text:style-name="P1"/>
      <text:p text:style-name="P2">a+c&lt;b+c</text:p>
      <text:p text:style-name="P2">ac&lt;bc si c&gt;0</text:p>
      <text:p text:style-name="P2">ac&gt;bc si c&lt;0</text:p>
      <text:p text:style-name="P2"/>
      <text:p text:style-name="P1">bien realmente no hay más que decir al respecto simplemente veamos algunos ejemplos </text:p>
      <text:p text:style-name="P1"/>
      <text:p text:style-name="P3">LOS EJEMPLOS PUEDO UTILIZAR LOS DE LA PAGINA 174 Y 1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2:40:06.954000000</meta:creation-date>
    <dc:date>2019-06-29T12:49:28.805000000</dc:date>
    <meta:editing-duration>PT9M22S</meta:editing-duration>
    <meta:editing-cycles>1</meta:editing-cycles>
    <meta:document-statistic meta:table-count="0" meta:image-count="0" meta:object-count="0" meta:page-count="1" meta:paragraph-count="10" meta:word-count="112" meta:character-count="697" meta:non-whitespace-character-count="586"/>
    <meta:generator>LibreOffice/6.2.2.2$Windows_X86_64 LibreOffice_project/2b840030fec2aae0fd2658d8d4f9548af4e3518d</meta:generator>
  </office:meta>
</office:document-meta>
</file>